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Roman" svg:font-family="Times-Roman" style:font-family-generic="roman"/>
    <style:font-face style:name="TimesNewRomanPS-BoldItalicMT" svg:font-family="TimesNewRomanPS-BoldItalicMT" style:font-family-generic="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BrushScriptMT" svg:font-family="BrushScriptMT" style:font-family-generic="script"/>
    <style:font-face style:name="Helvetica" svg:font-family="Helvetica" style:font-family-generic="swiss"/>
    <style:font-face style:name="Yuanti SC" svg:font-family="'Yuanti S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7.442cm" fo:margin-left="3.635cm" fo:margin-right="5.923cm" table:align="margins" style:writing-mode="lr-tb"/>
    </style:style>
    <style:style style:name="Tableau1.A" style:family="table-column">
      <style:table-column-properties style:column-width="3.988cm" style:rel-column-width="35120*"/>
    </style:style>
    <style:style style:name="Tableau1.B" style:family="table-column">
      <style:table-column-properties style:column-width="3.454cm" style:rel-column-width="30415*"/>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35cm solid #000000"/>
    </style:style>
    <style:style style:name="P1" style:family="paragraph" style:parent-style-name="Standard">
      <style:text-properties style:font-name="Yuanti SC"/>
    </style:style>
    <style:style style:name="P2" style:family="paragraph" style:parent-style-name="Standard">
      <style:text-properties style:font-name="Yuanti SC" fo:font-size="10pt" style:font-size-asian="10pt" style:font-size-complex="10pt"/>
    </style:style>
    <style:style style:name="P3" style:family="paragraph" style:parent-style-name="Standard">
      <style:text-properties style:font-name="Yuanti SC" fo:background-color="#ffff00"/>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justify" style:justify-single-word="false" style:text-autospace="none"/>
      <style:text-properties fo:color="#000000" style:text-outline="false" style:text-position="0% 100%" style:font-name="BrushScriptMT" fo:font-size="11pt" fo:letter-spacing="normal" style:text-underline-style="none" fo:font-weight="normal" style:letter-kerning="false" style:font-name-asian="BrushScriptMT" style:font-size-asian="11pt" style:font-weight-asian="normal" style:font-name-complex="BrushScriptMT" style:font-size-complex="11pt" style:font-weight-complex="normal"/>
    </style:style>
    <style:style style:name="P6" style:family="paragraph" style:parent-style-name="Standard">
      <style:paragraph-properties fo:text-align="justify" style:justify-single-word="false" style:text-autospace="none"/>
      <style:text-properties fo:color="#000000" style:text-outline="false" style:text-position="0% 100%" style:font-name="BrushScriptMT" fo:font-size="11pt" fo:letter-spacing="normal" style:text-underline-style="none" style:letter-kerning="false" style:font-name-asian="BrushScriptMT" style:font-size-asian="11pt" style:font-name-complex="BrushScriptMT" style:font-size-complex="11pt"/>
    </style:style>
    <style:style style:name="P7" style:family="paragraph" style:parent-style-name="Standard">
      <style:paragraph-properties fo:text-align="justify" style:justify-single-word="false" style:text-autospace="none"/>
      <style:text-properties fo:color="#000000" style:text-outline="false" style:text-position="0% 100%" style:font-name="BrushScriptMT" fo:font-size="11pt" fo:letter-spacing="normal" fo:font-style="normal" style:text-underline-style="none" fo:font-weight="normal" style:letter-kerning="false" style:font-name-asian="BrushScriptMT" style:font-size-asian="11pt" style:font-style-asian="normal" style:font-weight-asian="normal" style:font-name-complex="BrushScriptMT" style:font-size-complex="11pt" style:font-style-complex="normal" style:font-weight-complex="normal"/>
    </style:style>
    <style:style style:name="P8" style:family="paragraph" style:parent-style-name="Standard">
      <style:paragraph-properties style:text-autospace="none"/>
      <style:text-properties fo:color="#000000" style:text-outline="false" style:text-position="0% 100%" style:font-name="BrushScriptMT" fo:font-size="11pt" fo:letter-spacing="normal" fo:font-style="normal" style:text-underline-style="none" fo:font-weight="normal" style:letter-kerning="false" style:font-name-asian="BrushScriptMT" style:font-size-asian="11pt" style:font-style-asian="normal" style:font-weight-asian="normal" style:font-name-complex="BrushScriptMT" style:font-size-complex="11pt" style:font-style-complex="normal" style:font-weight-complex="normal"/>
    </style:style>
    <style:style style:name="P9" style:family="paragraph" style:parent-style-name="Standard">
      <style:paragraph-properties fo:text-align="justify" style:justify-single-word="false" style:text-autospace="none"/>
      <style:text-properties fo:color="#000000" style:text-outline="false" style:text-position="0% 100%" style:font-name="BrushScriptMT" fo:font-size="11pt" fo:letter-spacing="normal" fo:font-style="normal" style:text-underline-style="none" style:letter-kerning="false" style:font-name-asian="BrushScriptMT" style:font-size-asian="11pt" style:font-style-asian="normal" style:font-name-complex="BrushScriptMT" style:font-size-complex="11pt" style:font-style-complex="normal"/>
    </style:style>
    <style:style style:name="P10" style:family="paragraph" style:parent-style-name="Standard">
      <style:paragraph-properties fo:text-align="justify" style:justify-single-word="false" style:text-autospace="none"/>
      <style:text-properties fo:color="#000000" style:text-outline="false" style:text-position="0% 100%" style:font-name="TimesNewRomanPSMT" fo:font-size="11pt" fo:letter-spacing="normal" style:text-underline-style="none" fo:font-weight="normal" style:letter-kerning="false" style:font-name-asian="TimesNewRomanPSMT" style:font-size-asian="11pt" style:font-weight-asian="normal" style:font-name-complex="TimesNewRomanPSMT" style:font-size-complex="11pt" style:font-weight-complex="normal"/>
    </style:style>
    <style:style style:name="P11" style:family="paragraph" style:parent-style-name="Standard">
      <style:text-properties fo:color="#000000" style:text-outline="false" style:text-position="0% 100%" style:font-name="TimesNewRomanPSMT" fo:font-size="11pt" fo:letter-spacing="normal" style:text-underline-style="none" style:letter-kerning="false" style:font-name-asian="TimesNewRomanPSMT" style:font-size-asian="11pt" style:font-name-complex="TimesNewRomanPSMT" style:font-size-complex="11pt"/>
    </style:style>
    <style:style style:name="P12" style:family="paragraph" style:parent-style-name="Standard">
      <style:paragraph-properties fo:text-align="justify" style:justify-single-word="false" style:text-autospace="none"/>
      <style:text-properties fo:color="#000000" style:text-outline="false" style:text-position="0% 100%" style:font-name="TimesNewRomanPSMT" fo:font-size="11pt" fo:letter-spacing="normal" style:text-underline-style="none" style:letter-kerning="false" style:font-name-asian="TimesNewRomanPSMT" style:font-size-asian="11pt" style:font-name-complex="TimesNewRomanPSMT" style:font-size-complex="11pt"/>
    </style:style>
    <style:style style:name="P13" style:family="paragraph" style:parent-style-name="Standard">
      <style:paragraph-properties fo:text-align="justify" style:justify-single-word="false" style:text-autospace="none"/>
      <style:text-properties fo:color="#000000" style:text-outline="false" style:text-position="0% 100%" style:font-name="TimesNewRomanPSMT" fo:font-size="11pt" fo:letter-spacing="normal" fo:font-style="normal" style:text-underline-style="none" fo:font-weight="normal" style:letter-kerning="false" style:font-name-asian="TimesNewRomanPSMT" style:font-size-asian="11pt" style:font-style-asian="normal" style:font-weight-asian="normal" style:font-name-complex="TimesNewRomanPSMT" style:font-size-complex="11pt" style:font-style-complex="normal" style:font-weight-complex="normal"/>
    </style:style>
    <style:style style:name="P14" style:family="paragraph" style:parent-style-name="Standard">
      <style:paragraph-properties fo:text-align="center" style:justify-single-word="false" style:text-autospace="none"/>
      <style:text-properties fo:color="#000000" style:text-outline="false" style:text-position="0% 100%" style:font-name="TimesNewRomanPSMT" fo:font-size="11pt" fo:letter-spacing="normal" fo:font-style="normal" style:text-underline-style="none" fo:font-weight="normal" style:letter-kerning="false" style:font-name-asian="TimesNewRomanPSMT" style:font-size-asian="11pt" style:font-style-asian="normal" style:font-weight-asian="normal" style:font-name-complex="TimesNewRomanPSMT" style:font-size-complex="11pt" style:font-style-complex="normal" style:font-weight-complex="normal"/>
    </style:style>
    <style:style style:name="P15" style:family="paragraph" style:parent-style-name="Standard">
      <style:paragraph-properties style:text-autospace="none"/>
      <style:text-properties fo:color="#000000" style:text-outline="false" style:text-position="0% 100%" style:font-name="TimesNewRomanPSMT" fo:font-size="11pt" fo:letter-spacing="normal" fo:font-style="normal" style:text-underline-style="none" fo:font-weight="normal" style:letter-kerning="false" style:font-name-asian="TimesNewRomanPSMT" style:font-size-asian="11pt" style:font-style-asian="normal" style:font-weight-asian="normal" style:font-name-complex="TimesNewRomanPSMT" style:font-size-complex="11pt" style:font-style-complex="normal" style:font-weight-complex="normal"/>
    </style:style>
    <style:style style:name="P16" style:family="paragraph" style:parent-style-name="Standard">
      <style:paragraph-properties fo:text-align="justify" style:justify-single-word="false" style:text-autospace="none"/>
      <style:text-properties fo:color="#000000" style:text-outline="false" style:text-position="0% 100%" style:font-name="TimesNewRomanPSMT" fo:font-size="11pt" fo:letter-spacing="normal" fo:font-style="normal" style:text-underline-style="none" style:letter-kerning="false" style:font-name-asian="TimesNewRomanPSMT" style:font-size-asian="11pt" style:font-style-asian="normal" style:font-name-complex="TimesNewRomanPSMT" style:font-size-complex="11pt" style:font-style-complex="normal"/>
    </style:style>
    <style:style style:name="P17" style:family="paragraph" style:parent-style-name="Standard">
      <style:paragraph-properties fo:text-align="justify" style:justify-single-word="false" style:text-autospace="none"/>
      <style:text-properties fo:color="#000000" style:text-outline="false" style:text-position="0% 100%" style:font-name="TimesNewRomanPS-ItalicMT" fo:font-size="11pt" fo:letter-spacing="normal" fo:font-style="italic" style:text-underline-style="none" style:letter-kerning="false" style:font-name-asian="TimesNewRomanPS-ItalicMT" style:font-size-asian="11pt" style:font-style-asian="italic" style:font-name-complex="TimesNewRomanPS-ItalicMT" style:font-size-complex="11pt" style:font-style-complex="italic"/>
    </style:style>
    <style:style style:name="P1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Times-Roman" fo:font-size="11pt" fo:letter-spacing="normal" fo:font-style="normal" style:text-underline-style="none" fo:font-weight="normal" style:letter-kerning="false" style:font-name-asian="Times-Roman" style:font-size-asian="11pt" style:font-style-asian="normal" style:font-weight-asian="normal" style:font-name-complex="Times-Roman"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text-outline="false" style:text-position="0% 100%" style:font-name="TimesNewRomanPS-BoldMT" fo:font-size="11pt" fo:letter-spacing="normal" fo:font-style="normal" style:text-underline-style="none" fo:font-weight="bold" style:letter-kerning="false" style:font-name-asian="TimesNewRomanPS-BoldMT" style:font-size-asian="11pt" style:font-style-asian="normal" style:font-weight-asian="bold" style:font-name-complex="TimesNewRomanPS-BoldMT" style:font-size-complex="11pt" style:font-style-complex="normal" style:font-weight-complex="bold"/>
    </style:style>
    <style:style style:name="P20" style:family="paragraph" style:parent-style-name="Standard">
      <style:paragraph-properties style:text-autospace="none"/>
    </style:style>
    <style:style style:name="P2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Helvetica" fo:font-size="12pt" fo:letter-spacing="normal" fo:font-style="normal" style:text-underline-style="none" fo:font-weight="normal" style:letter-kerning="true" style:font-name-asian="Helvetica" style:font-size-asian="12pt" style:font-style-asian="normal" style:font-weight-asian="normal" style:font-name-complex="Helvetica" style:font-size-complex="12pt" style:font-style-complex="normal" style:font-weight-complex="normal"/>
    </style:style>
    <style:style style:name="P2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Yuanti SC" fo:font-size="10pt" fo:letter-spacing="normal" fo:font-style="normal" fo:font-weight="normal" style:font-size-asian="10pt" style:font-size-complex="10pt"/>
    </style:style>
    <style:style style:name="P23" style:family="paragraph" style:parent-style-name="Standard">
      <style:paragraph-properties fo:margin-left="1.27cm" fo:margin-right="0cm" fo:text-indent="-1.076cm" style:auto-text-indent="false" style:text-autospace="none">
        <style:tab-stops>
          <style:tab-stop style:position="0cm"/>
          <style:tab-stop style:position="0.194cm"/>
        </style:tab-stops>
      </style:paragraph-properties>
    </style:style>
    <style:style style:name="P24" style:family="paragraph" style:parent-style-name="Standard">
      <style:paragraph-properties fo:margin-left="1.27cm" fo:margin-right="0cm" fo:text-indent="-1.076cm" style:auto-text-indent="false" style:text-autospace="none">
        <style:tab-stops>
          <style:tab-stop style:position="0cm"/>
          <style:tab-stop style:position="0.194cm"/>
        </style:tab-stops>
      </style:paragraph-properties>
      <style:text-properties fo:color="#000000" style:text-outline="false" style:text-position="0% 100%" style:font-name="BrushScriptMT" fo:font-size="11pt" fo:letter-spacing="normal" fo:font-style="normal" style:text-underline-style="none" fo:font-weight="normal" style:letter-kerning="false" style:font-name-asian="BrushScriptMT" style:font-size-asian="11pt" style:font-style-asian="normal" style:font-weight-asian="normal" style:font-name-complex="BrushScriptMT" style:font-size-complex="11pt" style:font-style-complex="normal" style:font-weight-complex="normal"/>
    </style:style>
    <style:style style:name="P25" style:family="paragraph" style:parent-style-name="Standard" style:list-style-name="L1">
      <style:paragraph-properties fo:text-align="justify" style:justify-single-word="false" style:text-autospace="none"/>
    </style:style>
    <style:style style:name="P26" style:family="paragraph" style:parent-style-name="Standard" style:list-style-name="L2">
      <style:paragraph-properties style:text-autospace="none"/>
    </style:style>
    <style:style style:name="P27" style:family="paragraph" style:parent-style-name="Standard" style:list-style-name="L3">
      <style:paragraph-properties style:text-autospace="none"/>
    </style:style>
    <style:style style:name="P28" style:family="paragraph" style:parent-style-name="Standard" style:list-style-name="L3">
      <style:paragraph-properties style:text-autospace="none"/>
      <style:text-properties fo:color="#000000" style:text-outline="false" style:text-position="0% 100%" style:font-name="TimesNewRomanPSMT" fo:font-size="11pt" fo:letter-spacing="normal" fo:font-style="normal" style:text-underline-style="none" fo:font-weight="normal" style:letter-kerning="false" style:font-name-asian="TimesNewRomanPSMT" style:font-size-asian="11pt" style:font-style-asian="normal" style:font-weight-asian="normal" style:font-name-complex="TimesNewRomanPSMT" style:font-size-complex="11pt" style:font-style-complex="normal" style:font-weight-complex="normal"/>
    </style:style>
    <style:style style:name="P29" style:family="paragraph" style:parent-style-name="Standard" style:list-style-name="L4">
      <style:paragraph-properties style:text-autospace="none"/>
      <style:text-properties fo:color="#000000" style:text-outline="false" style:text-position="0% 100%" style:font-name="BrushScriptMT" fo:font-size="11pt" fo:letter-spacing="normal" fo:font-style="normal" style:text-underline-style="none" fo:font-weight="normal" style:letter-kerning="false" style:font-name-asian="BrushScriptMT" style:font-size-asian="11pt" style:font-style-asian="normal" style:font-weight-asian="normal" style:font-name-complex="BrushScriptMT" style:font-size-complex="11pt" style:font-style-complex="normal" style:font-weight-complex="normal"/>
    </style:style>
    <style:style style:name="P30" style:family="paragraph" style:parent-style-name="Standard" style:list-style-name="L4">
      <style:paragraph-properties style:text-autospace="none"/>
    </style:style>
    <style:style style:name="T1" style:family="text">
      <style:text-properties fo:font-size="14pt" style:font-size-asian="14pt" style:font-size-complex="14pt"/>
    </style:style>
    <style:style style:name="T2" style:family="text">
      <style:text-properties fo:font-variant="normal" fo:text-transform="none" fo:color="#000000" fo:font-size="10pt" fo:letter-spacing="normal" fo:font-style="normal" fo:font-weight="normal" style:font-size-asian="10pt" style:font-size-complex="10pt"/>
    </style:style>
    <style:style style:name="T3" style:family="text">
      <style:text-properties fo:color="#000080"/>
    </style:style>
    <style:style style:name="T4" style:family="text">
      <style:text-properties fo:color="#330066" fo:background-color="#cc00cc"/>
    </style:style>
    <style:style style:name="T5" style:family="text">
      <style:text-properties fo:background-color="#330066"/>
    </style:style>
    <style:style style:name="T6" style:family="text">
      <style:text-properties fo:color="#000000" style:text-outline="false" style:text-position="0% 100%" style:font-name="TimesNewRomanPSMT" fo:font-size="11pt" fo:letter-spacing="normal" style:text-underline-style="none" style:letter-kerning="false" style:font-name-asian="TimesNewRomanPSMT" style:font-size-asian="11pt" style:font-name-complex="TimesNewRomanPSMT" style:font-size-complex="11pt"/>
    </style:style>
    <style:style style:name="T7" style:family="text">
      <style:text-properties fo:color="#000000" style:text-outline="false" style:text-position="0% 100%" style:font-name="TimesNewRomanPSMT" fo:font-size="11pt" fo:letter-spacing="normal" style:text-underline-style="none" fo:font-weight="normal" style:letter-kerning="false" style:font-name-asian="TimesNewRomanPSMT" style:font-size-asian="11pt" style:font-weight-asian="normal" style:font-name-complex="TimesNewRomanPSMT" style:font-size-complex="11pt" style:font-weight-complex="normal"/>
    </style:style>
    <style:style style:name="T8" style:family="text">
      <style:text-properties fo:color="#000000" style:text-outline="false" style:text-position="0% 100%" style:font-name="TimesNewRomanPSMT" fo:font-size="11pt" fo:letter-spacing="normal" fo:font-style="normal" style:text-underline-style="none" style:letter-kerning="false" style:font-name-asian="TimesNewRomanPSMT" style:font-size-asian="11pt" style:font-style-asian="normal" style:font-name-complex="TimesNewRomanPSMT" style:font-size-complex="11pt" style:font-style-complex="normal"/>
    </style:style>
    <style:style style:name="T9" style:family="text">
      <style:text-properties fo:color="#000000" style:text-outline="false" style:text-position="0% 100%" style:font-name="TimesNewRomanPSMT" fo:font-size="11pt" fo:letter-spacing="normal" fo:font-style="normal" style:text-underline-style="none" fo:font-weight="normal" style:letter-kerning="false" style:font-name-asian="TimesNewRomanPSMT" style:font-size-asian="11pt" style:font-style-asian="normal" style:font-weight-asian="normal" style:font-name-complex="TimesNewRomanPSMT" style:font-size-complex="11pt" style:font-style-complex="normal" style:font-weight-complex="normal"/>
    </style:style>
    <style:style style:name="T10" style:family="text">
      <style:text-properties fo:color="#000000" style:text-outline="false" style:text-position="0% 100%" style:font-name="TimesNewRomanPS-BoldMT" fo:font-size="11pt" fo:letter-spacing="normal" style:text-underline-style="none" fo:font-weight="bold" style:letter-kerning="false" style:font-name-asian="TimesNewRomanPS-BoldMT" style:font-size-asian="11pt" style:font-weight-asian="bold" style:font-name-complex="TimesNewRomanPS-BoldMT" style:font-size-complex="11pt" style:font-weight-complex="bold"/>
    </style:style>
    <style:style style:name="T11" style:family="text">
      <style:text-properties fo:color="#000000" style:text-outline="false" style:text-position="0% 100%" style:font-name="TimesNewRomanPS-BoldMT" fo:font-size="11pt" fo:letter-spacing="normal" style:text-underline-style="none" fo:font-weight="normal" style:letter-kerning="false" style:font-name-asian="TimesNewRomanPS-BoldMT" style:font-size-asian="11pt" style:font-weight-asian="normal" style:font-name-complex="TimesNewRomanPS-BoldMT" style:font-size-complex="11pt" style:font-weight-complex="normal"/>
    </style:style>
    <style:style style:name="T12" style:family="text">
      <style:text-properties fo:color="#000000" style:text-outline="false" style:text-position="0% 100%" style:font-name="TimesNewRomanPS-BoldMT" fo:font-size="11pt" fo:letter-spacing="normal" fo:font-style="normal" style:text-underline-style="none" fo:font-weight="bold" style:letter-kerning="false" style:font-name-asian="TimesNewRomanPS-BoldMT" style:font-size-asian="11pt" style:font-style-asian="normal" style:font-weight-asian="bold" style:font-name-complex="TimesNewRomanPS-BoldMT" style:font-size-complex="11pt" style:font-style-complex="normal" style:font-weight-complex="bold"/>
    </style:style>
    <style:style style:name="T13" style:family="text">
      <style:text-properties fo:color="#000000" style:text-outline="false" style:text-position="0% 100%" style:font-name="BrushScriptMT" fo:font-size="11pt" fo:letter-spacing="normal" style:text-underline-style="none" style:letter-kerning="true" style:font-name-asian="BrushScriptMT" style:font-size-asian="11pt" style:font-name-complex="BrushScriptMT" style:font-size-complex="11pt"/>
    </style:style>
    <style:style style:name="T14" style:family="text">
      <style:text-properties fo:color="#000000" style:text-outline="false" style:text-position="0% 100%" style:font-name="BrushScriptMT" fo:font-size="11pt" fo:letter-spacing="normal" fo:font-style="normal" style:text-underline-style="none" style:letter-kerning="false" style:font-name-asian="BrushScriptMT" style:font-size-asian="11pt" style:font-style-asian="normal" style:font-name-complex="BrushScriptMT" style:font-size-complex="11pt" style:font-style-complex="normal"/>
    </style:style>
    <style:style style:name="T15" style:family="text">
      <style:text-properties fo:color="#000000" style:text-outline="false" style:text-position="0% 100%" style:font-name="BrushScriptMT" fo:font-size="11pt" fo:letter-spacing="normal" fo:font-style="normal" style:text-underline-style="none" fo:font-weight="normal" style:letter-kerning="false" style:font-name-asian="BrushScriptMT" style:font-size-asian="11pt" style:font-style-asian="normal" style:font-weight-asian="normal" style:font-name-complex="BrushScriptMT" style:font-size-complex="11pt" style:font-style-complex="normal" style:font-weight-complex="normal"/>
    </style:style>
    <style:style style:name="T16" style:family="text">
      <style:text-properties fo:color="#000000" style:text-outline="false" style:text-position="0% 100%" style:font-name="BrushScriptMT" fo:font-size="11pt" fo:letter-spacing="normal" fo:font-style="normal" style:text-underline-style="none" fo:font-weight="normal" style:letter-kerning="true" style:font-name-asian="BrushScriptMT" style:font-size-asian="11pt" style:font-style-asian="normal" style:font-weight-asian="normal" style:font-name-complex="BrushScriptMT" style:font-size-complex="11pt" style:font-style-complex="normal" style:font-weight-complex="normal"/>
    </style:style>
    <style:style style:name="T17" style:family="text">
      <style:text-properties fo:color="#000000" style:text-outline="false" style:text-position="0% 100%" style:font-name="TimesNewRomanPS-ItalicMT" fo:font-size="11pt" fo:letter-spacing="normal" fo:font-style="italic" style:text-underline-style="none" style:letter-kerning="false" style:font-name-asian="TimesNewRomanPS-ItalicMT" style:font-size-asian="11pt" style:font-style-asian="italic" style:font-name-complex="TimesNewRomanPS-ItalicMT" style:font-size-complex="11pt" style:font-style-complex="italic"/>
    </style:style>
    <style:style style:name="T18" style:family="text">
      <style:text-properties fo:color="#000000" style:text-outline="false" style:text-position="0% 100%" style:font-name="TimesNewRomanPS-ItalicMT" fo:font-size="11pt" fo:letter-spacing="normal" fo:font-style="italic" style:text-underline-style="none" fo:font-weight="normal" style:letter-kerning="false" style:font-name-asian="TimesNewRomanPS-ItalicMT" style:font-size-asian="11pt" style:font-style-asian="italic" style:font-weight-asian="normal" style:font-name-complex="TimesNewRomanPS-ItalicMT" style:font-size-complex="11pt" style:font-style-complex="italic" style:font-weight-complex="normal"/>
    </style:style>
    <style:style style:name="T19" style:family="text">
      <style:text-properties fo:color="#000000" style:text-outline="false" style:text-position="0% 100%" style:font-name="TimesNewRomanPS-BoldItalicMT" fo:font-size="11pt" fo:letter-spacing="normal" fo:font-style="italic" style:text-underline-style="solid" style:text-underline-width="auto" style:text-underline-color="#000000" fo:font-weight="bold" style:letter-kerning="false" style:font-name-asian="TimesNewRomanPS-BoldItalicMT" style:font-size-asian="11pt" style:font-style-asian="italic" style:font-weight-asian="bold" style:font-name-complex="TimesNewRomanPS-BoldItalicMT" style:font-size-complex="11pt" style:font-style-complex="italic" style:font-weight-complex="bold"/>
    </style:style>
    <style:style style:name="T20" style:family="text">
      <style:text-properties style:font-name="Yuanti SC" fo:font-size="10pt" style:font-size-asian="10pt" style:font-size-complex="10pt"/>
    </style:style>
    <style:style style:name="T21" style:family="text">
      <style:text-properties fo:color="#8781ff" style:text-outline="false" style:text-position="0% 100%" style:font-name="TimesNewRomanPSMT" fo:font-size="11pt" fo:letter-spacing="normal" fo:font-style="normal" style:text-underline-style="none" fo:font-weight="normal" style:letter-kerning="false" style:font-name-asian="TimesNewRomanPSMT" style:font-size-asian="11pt" style:font-style-asian="normal" style:font-weight-asian="normal" style:font-name-complex="TimesNewRomanPSMT" style:font-size-complex="11pt" style:font-style-complex="normal" style:font-weight-complex="normal"/>
    </style:style>
    <style:style style:name="T22" style:family="text">
      <style:text-properties fo:color="#0000ff" style:text-outline="false" style:text-position="0% 100%" style:font-name="TimesNewRomanPSMT" fo:font-size="11pt" fo:letter-spacing="normal" fo:font-style="normal" style:text-underline-style="none" style:letter-kerning="false" style:font-name-asian="TimesNewRomanPSMT" style:font-size-asian="11pt" style:font-style-asian="normal" style:font-name-complex="TimesNewRomanPSMT" style:font-size-complex="11pt" style:font-style-complex="normal"/>
    </style:style>
    <style:style style:name="T23" style:family="text">
      <style:text-properties fo:color="#0000ff" style:text-outline="false" style:text-position="0% 100%" style:font-name="TimesNewRomanPSMT" fo:font-size="11pt" fo:letter-spacing="normal" fo:font-style="normal" style:text-underline-style="none" fo:font-weight="normal" style:letter-kerning="false" style:font-name-asian="TimesNewRomanPSMT" style:font-size-asian="11pt" style:font-style-asian="normal" style:font-weight-asian="normal" style:font-name-complex="TimesNewRomanPSMT" style:font-size-complex="11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COURS DE DROIT DES SOCIETES</text:p>
      <text:p text:style-name="P1"/>
      <text:p text:style-name="P1"/>
      <text:p text:style-name="P1"><text:span text:style-name="T1"><text:tab/><text:tab/><text:tab/>Première partie</text:span> : Règles communes a toutes les sociétés</text:p>
      <text:p text:style-name="P1"><text:tab/><text:tab/><text:tab/></text:p>
      <text:p text:style-name="P1"><text:span text:style-name="T5">CHAPITRE 1 </text:span>: Le contrat de société</text:p>
      <text:p text:style-name="P1"/>
      <text:p text:style-name="P1"/>
      <text:p text:style-name="P1"><text:span text:style-name="T4">Section 1</text:span> : Les conditions constitutives de fond</text:p>
      <text:p text:style-name="P1"/>
      <text:p text:style-name="P1"><text:span text:style-name="T3">Article 1832 du code civil</text:span> : <text:span text:style-name="T2">La société est instituée par deux ou plusieurs personnes qui conviennent par un contrat d'affecter à une entreprise commune des biens ou leur industrie en vue de partager le bénéfice ou de profiter de l'économie qui pourra en résulter.</text:span></text:p>
      <text:p text:style-name="P22">Elle peut être instituée, dans les cas prévus par la loi, par l'acte de volonté d'une seule personne.</text:p>
      <text:p text:style-name="P22">Les associés s'engagent à contribuer aux pertes et ā partager les gains.</text:p>
      <text:p text:style-name="P22">Une société peut être mise en place par l'acte de volonté d'une seule personne cette disposition résulte de la loi du 11 janv 1985</text:p>
      <text:p text:style-name="P22">Loi du 12 juillet 1999 qui a permis la constitution de société par les SAS unipersonnel</text:p>
      <text:p text:style-name="P2">La nature juridique de la société l'article 1832 ne se prononce pas sur la nature juridique, la société est elle un contrat ? Une institution ?</text:p>
      <text:p text:style-name="P2">a) CONTRAT</text:p>
      <text:p text:style-name="P2">C'est un contrat : cette perception est issue de l'autonomie de la volonté qui a profondément marqué</text:p>
      <text:p text:style-name="P2"/>
      <text:p text:style-name="P2"/>
      <text:p text:style-name="P2"/>
      <text:p text:style-name="P2">b) INSTITUTION</text:p>
      <text:p text:style-name="P2">La société est une institution la tendance institutionnelle se manifeste dans tous les compartiments de la vie sociale.</text:p>
      <text:p text:style-name="P2">La réglementation a énormément d'importance en droit des sociétés. L'effet de taille est très important en société. <text:s/></text:p>
      <text:p text:style-name="P2"/>
      <text:p text:style-name="P2"/>
      <text:p text:style-name="P2">TD2 : DROIT DES SOCIETES</text:p>
      <text:p text:style-name="P2"/>
      <text:p text:style-name="P2">CAS 1 :</text:p>
      <text:p text:style-name="P2">Ici ils sont 3 donc la premiere condition est respectée. </text:p>
      <text:p text:style-name="P2">La seconde condition impose(il faut prouver que les conditions sont respectées apres avoir affirmé) les apports </text:p>
      <text:p text:style-name="P2"/>
      <text:p text:style-name="Standard"><text:span text:style-name="T20"><text:s/></text:span><text:span text:style-name="T6">La seconde condition impose des</text:span><text:span text:style-name="T10"> apports</text:span><text:span text:style-name="T7"> de la part de chacun des associés (« d’affecter à une entreprise commune des biens ou leur industrie »). Ces derniers peuvent être des apports </text:span><text:span text:style-name="T10">en numéraire en industrie ou en nature</text:span><text:span text:style-name="T7">.</text:span></text:p>
      <text:p text:style-name="P4"><text:span text:style-name="T7">-- Chaque triplé prévois d’apporter </text:span><text:span text:style-name="T10">5000€ </text:span><text:span text:style-name="T11">ce qui constituera l'apport</text:span><text:span text:style-name="T10"> </text:span><text:span text:style-name="T7"><text:s/></text:span><text:span text:style-name="T10">en numéraires</text:span><text:span text:style-name="T7">.</text:span></text:p>
      <text:p text:style-name="P4"><text:span text:style-name="T7">-- Léa et Laurent apportent leurs </text:span><text:span text:style-name="T10">savoir-faire</text:span><text:span text:style-name="T7"> respectifs <text:s/>ce qui constitue un apport </text:span><text:span text:style-name="T10">en industrie</text:span></text:p>
      <text:p text:style-name="P4"><text:span text:style-name="T7">-- Luc met à la disposition de la société</text:span><text:span text:style-name="T10"> un immeuble</text:span><text:span text:style-name="T7"> qui accueillera le siège ce qui constitue un apport </text:span><text:span text:style-name="T10">en nature</text:span></text:p>
      <text:p text:style-name="P10">Chacun des associés effectue donc un apport dans la société. La condition 2 est remplie.</text:p>
      <text:p text:style-name="P5"/>
      <text:p text:style-name="P4"><text:span text:style-name="T7">La troisième condition implique que soit effectué </text:span><text:span text:style-name="T10">un partage des bénéfices et une contribution aux pertes</text:span><text:span text:style-name="T7"> entre chaque associé (« en vue de partager les bénéfice ou de profiter de l’économie qui pourra en résulter. </text:span><text:soft-page-break/><text:span text:style-name="T7">(…) Les associés s’engagent à contribuer aux pertes. »)</text:span></text:p>
      <text:p text:style-name="P10">L’intitulé du cas ne confirme pas explicitement cette volonté de la part des associés mais nous la supposerons. <text:s/></text:p>
      <text:p text:style-name="P5"/>
      <text:p text:style-name="P4"><text:span text:style-name="T7">L’ultime condition(est une jurisprudence de la cour de cassation c'est un élément difficile a cerner ) nécessite </text:span><text:span text:style-name="T10">l’affectio societatis</text:span><text:span text:style-name="T7"> et donc la volonté de la part des associés de collaborer ensemble, sur un pied d’égalité, au succès de l’entreprise commune. Dans la mesure ou les triplés « veulent créer une société » l’affectio societatis sera supposé exister. </text:span></text:p>
      <text:p text:style-name="P10">Les conditions relatives à la création d’une société étant remplies, les triplés pourront légalement la constituer.</text:p>
      <text:p text:style-name="P5"/>
      <text:p text:style-name="P5">(Ne pas oublier de respecter la méthodologie. Conditions+conclusion de chaque conclusion+conclusion générale. Etre pointue sur la structure des phrases, Donner des condition en fonction des règles de droit et les rapporter a la réalité de l'ennoncée.)</text:p>
      <text:p text:style-name="P5"/>
      <text:p text:style-name="P5">CAS2 :</text:p>
      <text:p text:style-name="P10">1) 3 personnes physiques, créer une entreprise </text:p>
      <text:p text:style-name="P12">2) 2 experts comptables veulent créer un cabinet</text:p>
      <text:p text:style-name="P12">3) 4 personnes bénévoles veulent créer un club de boxe</text:p>
      <text:p text:style-name="P6"/>
      <text:list xml:id="list1158942015487729775" text:style-name="L1">
        <text:list-item>
          <text:p text:style-name="P25"><text:span text:style-name="T17">Identifiez la structure la plus appropriée à chaque projet</text:span><text:span text:style-name="T8">.</text:span></text:p>
        </text:list-item>
      </text:list>
      <text:p text:style-name="P16"/>
      <text:p text:style-name="P4"><text:span text:style-name="T8">(</text:span><text:span text:style-name="T12">société en participation</text:span><text:span text:style-name="T9"> = pas de personne morale; </text:span><text:span text:style-name="T12">SARL ou SNC</text:span><text:span text:style-name="T9"> = personne morale)</text:span></text:p>
      <text:p text:style-name="P4"><text:span text:style-name="T9">Une </text:span><text:span text:style-name="T19">SARL</text:span><text:span text:style-name="T9"> est possible. Notons également qu’il y a une forme qui peut être intéressante : </text:span><text:span text:style-name="T19">la société en participation</text:span><text:span text:style-name="T9"> qui est peu couteuse.</text:span></text:p>
      <text:p text:style-name="P4"><text:span text:style-name="T9">Pour la société en participation: chaque associés a son </text:span><text:span text:style-name="T12">nom personnel</text:span><text:span text:style-name="T9"> et seul engagé a l’égard des tiers l’article 1872-1 du code civil</text:span></text:p>
      <text:p text:style-name="P13"/>
      <text:p text:style-name="P13">1-) SARL possible. La société en participation peut être intéressante aussi car peu couteuse. Car ce n'est pas une société immatriculé. L'immatriculation ayant un cout. Parfois on trouve des sociétés en participation pour tester une phase de démarrage dans les débuts. Et quand on se rend compte que l'entente est bonne, on peut continuer ou en rester lā.</text:p>
      <text:p text:style-name="P13"/>
      <text:p text:style-name="P4"><text:span text:style-name="T9">2) SELARL: La société d’exercice libérale à responsabilité limitée. Le législateur l'a créé pour les professions libérales. Pas la </text:span><text:span text:style-name="T19">SNC</text:span><text:span text:style-name="T9"> car cela leur conférerait le titre de commerçant. La SARL possible mais c’est moins adaptée.</text:span></text:p>
      <text:p text:style-name="P13"/>
      <text:p text:style-name="P4"><text:span text:style-name="T9">3)L’association car le but est </text:span><text:span text:style-name="T12">non lucratif</text:span></text:p>
      <text:p text:style-name="P7"/>
      <text:p text:style-name="P4"><text:span text:style-name="T9">2)</text:span><text:span text:style-name="T18"> Les structures proposées auront-elles la personnalité morale ou juridique? </text:span></text:p>
      <text:p text:style-name="P4"><text:span text:style-name="T9">Oui pour toutes les sociétés SARL ,SELARL </text:span><text:span text:style-name="T12">sauf pour </text:span><text:span text:style-name="T19">la société en participation</text:span><text:span text:style-name="T9">. La personnalité morale est conférée par l'immatriculation.</text:span></text:p>
      <text:p text:style-name="P7"/>
      <text:p text:style-name="P4"><text:span text:style-name="T9">3) </text:span><text:span text:style-name="T18">Quelle sera la responsabilité des membres de chaque structure?</text:span><text:span text:style-name="T9"> </text:span></text:p>
      <text:p text:style-name="P4"><text:span text:style-name="T9">La responsabilité est limitée aux apports pour la SARL </text:span><text:span text:style-name="T12">sauf pour la société en participation</text:span><text:span text:style-name="T9">. Ou la responsabilité est illimitée. Chaque associé contracte en son nom personnel et est seul responsable ā l’égard des tiers <text:s/>article </text:span><text:span text:style-name="T21">1872-1 du code civile</text:span><text:span text:style-name="T9">. Pour </text:span><text:span text:style-name="T19">la société d’exercice libérale à responsabilité limité</text:span><text:span text:style-name="T9">, la responsabilité est limitée aux apports comme pour la SARL. </text:span></text:p>
      <text:p text:style-name="P4"><text:span text:style-name="T9">Pour </text:span><text:span text:style-name="T19">l’association</text:span><text:span text:style-name="T9">, elle est responsable de ses actes car elle a une personnalité morale </text:span><text:span text:style-name="T12">sauf en cas de faute de gestion</text:span><text:span text:style-name="T9"> encore faut-il la prouver de l’un de ses dirigeants, dans ce cas, la responsabilité personnelle peut être engagée. Bénévole association </text:span><text:span text:style-name="T21">loi 1901</text:span><text:span text:style-name="T9"> car</text:span><text:span text:style-name="T12"> but non lucratif (personne morale).</text:span></text:p>
      <text:p text:style-name="P19"/>
      <text:p text:style-name="P19"/>
      <text:p text:style-name="P19">CAS 3 </text:p>
      <text:p text:style-name="P5"/>
      <text:p text:style-name="P11">Ici il faut examiner les conditions de création </text:p>
      <text:p text:style-name="P11">3 amis G,D,V veulent participer à la SARL que vous allez créer avec votre cousin avocat et votre oncle <text:soft-page-break/>commerçant, votre oncle est le gérant ayant participé à SNC qui a été mise en liquidation judiciaire, un entourage souhaiterait en faire partie qui a été condamné pour escroquerie </text:p>
      <text:p text:style-name="P17">La SARL pourra-t-elle être constituée avec ces associés?</text:p>
      <text:p text:style-name="P9"/>
      <text:p text:style-name="P4"><text:span text:style-name="T12">Les faits</text:span><text:span text:style-name="T9">:</text:span><text:span text:style-name="T15"> ici ce n'est pas un probléme d'apport . J'avance un argument , je le prouve</text:span></text:p>
      <text:p text:style-name="P4"><text:span text:style-name="T12">Le problème juridique</text:span><text:span text:style-name="T9">: Quelle est la capacité juridiques des futurs associés de la SARL ? </text:span></text:p>
      <text:p text:style-name="P7"/>
      <text:p text:style-name="P4"><text:span text:style-name="T12">Les règles de droit applicables</text:span><text:span text:style-name="T9">: même si la </text:span><text:span text:style-name="T19">SARL</text:span><text:span text:style-name="T9"> est </text:span><text:span text:style-name="T12">une société commerciale par la forme</text:span><text:span text:style-name="T9">, elle n’est pas une société qui exige une qualité particulière de la part des associés à la différence des </text:span><text:span text:style-name="T19">SNC</text:span><text:span text:style-name="T9"> les associés obtiennent la capacité commerciale et deviennent des </text:span><text:span text:style-name="T12">commerçants</text:span><text:span text:style-name="T9">. Donc </text:span><text:span text:style-name="T12">la commercialité</text:span><text:span text:style-name="T9"> s’étend à ces associé qui devienne </text:span><text:span text:style-name="T12">commerçant</text:span><text:span text:style-name="T9"> et doivent avoir </text:span><text:span text:style-name="T12">la capacité commerciale</text:span><text:span text:style-name="T9">.</text:span></text:p>
      <text:p text:style-name="P4"><text:span text:style-name="T9">Pour le Guadeloupéen, il n’y a </text:span><text:span text:style-name="T12">pas de contre indication</text:span><text:span text:style-name="T9"> à ce qu’il soit associé étant donné que la Guadeloupe est un département français: c’est donc </text:span><text:span text:style-name="T12">un ressortissant français qui peut être associé de la SARL</text:span><text:span text:style-name="T9"> sans aucun problème. Il n'ya pas de problème par rapport a sa majorité ou pas. </text:span></text:p>
      <text:p text:style-name="P13"/>
      <text:p text:style-name="P4"><text:span text:style-name="T9">En ce qui concerne du danois et du vénézuélien: ils sont tous deux étrangers donc on les traite ensemble. </text:span><text:span text:style-name="T12">un étranger peut parfaitement être associé dans une SARL</text:span><text:span text:style-name="T9">! A condition qu'il ait une carte de résidence (condition administrative)</text:span></text:p>
      <text:p text:style-name="P4"><text:span text:style-name="T9">Pour l’avocat qui a une profession libérale il n’y a </text:span><text:span text:style-name="T12">pas d’incompatibilité</text:span><text:span text:style-name="T9"> au fait d’être associé dans une SARL. </text:span></text:p>
      <text:p text:style-name="P4"><text:span text:style-name="T9">Quant à l’oncle commerçant, il n’y a </text:span><text:span text:style-name="T12">pas d’incompatibilité</text:span><text:span text:style-name="T9">, il peut être gérant s’il n’a pas été jugé contre lui </text:span><text:span text:style-name="T12">un jugement d’interdiction de gérer ou diriger ou de faillite personnelle, </text:span><text:span text:style-name="T9">Apres la mise en liquidation de la SNC.</text:span></text:p>
      <text:p text:style-name="P4"><text:span text:style-name="T9">La personne condamnée pour escroquerie: Enfin, aucune interdiction ne limite à l’accès à une SARL en qualité d’associé mais cette personne </text:span><text:span text:style-name="T12">ne pourrait pas occuper un poste de dirigeant</text:span><text:span text:style-name="T9"> du fait de sa condamnation (</text:span><text:span text:style-name="T21">décret loi du 8 aout 1935</text:span><text:span text:style-name="T9">). </text:span><text:span text:style-name="T15">(il n'existe plus de décret loi de nos jours. Un associé peut etre considéré comme un propriétaire, il prend des risques de par son apport.Part pour les petites structures actions pour les grandes SA, SAS. Associé!= dirigeant)</text:span></text:p>
      <text:p text:style-name="P4"><text:span text:style-name="T9">La solution: En conclusion, la SARL pourra être formée avec ces associés, mais il faudra tout de même faire attention au </text:span><text:span text:style-name="T12">choix de gérant</text:span><text:span text:style-name="T9">. </text:span></text:p>
      <text:p text:style-name="P13">SARL = moins de 100 personnes. Article 223-3 du code du commerce. </text:p>
      <text:p text:style-name="P2"/>
      <text:p text:style-name="P2"/>
      <text:p text:style-name="P2">CAS:4</text:p>
      <text:p text:style-name="P11">3 camarades souhaitent créer une entreprise SARL: </text:p>
      <text:p text:style-name="P12">-- Catherine M, 25 ans, mariée sous le régime de la séparation de biens, peut apporter les instruments de laboratoire d’une valeur de 2000€et une somme de 1000€</text:p>
      <text:p text:style-name="P12">-- Maxime T, célibataire, 28 ans, apportera un local recueilli par succession au décès de ses parents, évalué à 20000€</text:p>
      <text:p text:style-name="P12">-- Marc L, 23 ans, célibataire, apportera que son travail </text:p>
      <text:p text:style-name="P12">Problème de droit : Quelles sont les exigences pour la création d'une SARL ?</text:p>
      <text:p text:style-name="P23"><text:span text:style-name="T13"><text:tab/>1.</text:span><text:span text:style-name="T17">Le projet est-il réalisable?</text:span></text:p>
      <text:p text:style-name="P20"><text:span text:style-name="T8">Si les conditions de constitution d’une société sont réunis a savoir les conditions exigées par le fameux </text:span><text:span text:style-name="T22">article 1832 du code civil</text:span><text:span text:style-name="T8">. </text:span><text:span text:style-name="T14">(Il faut citer la source toujours)</text:span></text:p>
      <text:list xml:id="list7218555016469226483" text:style-name="L2">
        <text:list-item>
          <text:p text:style-name="P26"><text:span text:style-name="T8">S'agissant du </text:span><text:span text:style-name="T12">nombre d'associés</text:span><text:span text:style-name="T9">: il faut être au minimum deux, ils sont trois.</text:span></text:p>
        </text:list-item>
      </text:list>
      <text:p text:style-name="P8"/>
      <text:list xml:id="list6732012963050046543" text:style-name="L3">
        <text:list-item>
          <text:p text:style-name="P27"><text:span text:style-name="T9">S'agissant des </text:span><text:span text:style-name="T12">apports</text:span><text:span text:style-name="T9">: Catherine a des apports </text:span><text:span text:style-name="T12">en numéraire et en nature</text:span><text:span text:style-name="T9">. Maxime un apport </text:span><text:span text:style-name="T12">en nature</text:span><text:span text:style-name="T9"> et Marc un apport </text:span><text:span text:style-name="T12">en industrie</text:span><text:span text:style-name="T9">. </text:span></text:p>
        </text:list-item>
      </text:list>
      <text:p text:style-name="P15"/>
      <text:list xml:id="list1589198856" text:continue-numbering="true" text:style-name="L3">
        <text:list-item>
          <text:p text:style-name="P28">Le partage des bénéfices et la participation aux pertes.</text:p>
        </text:list-item>
      </text:list>
      <text:list xml:id="list8210347908015473670" text:style-name="L4">
        <text:list-header>
          <text:p text:style-name="P29"/>
        </text:list-header>
        <text:list-item>
          <text:p text:style-name="P30"><text:span text:style-name="T12">Affectio societatis</text:span><text:span text:style-name="T9">: on peut le déduire des autres critères. « Ils souhaitent créer une société ». On supposera qu'il existe, il y'a une volonté de collaborer</text:span></text:p>
        </text:list-item>
      </text:list>
      <text:p text:style-name="P8"/>
      <text:p text:style-name="P23"><text:span text:style-name="T16"><text:tab/>2.</text:span><text:span text:style-name="T18">Quelles sont les formalités et démarches à effectuer?</text:span></text:p>
      <text:p text:style-name="P24"/>
      <text:p text:style-name="P20"><text:soft-page-break/><text:span text:style-name="T9">Doit être signé </text:span><text:span text:style-name="T12">un contrat de société</text:span><text:span text:style-name="T9"> qui porte le nom de: </text:span><text:span text:style-name="T12">Statut</text:span><text:span text:style-name="T9">. Il y a donc une </text:span><text:span text:style-name="T12">rédaction et signature des statuts</text:span><text:span text:style-name="T9">: </text:span><text:span text:style-name="T23">L223-1 et L210-7 du code de commerce</text:span><text:span text:style-name="T9">. Il faut ensuite</text:span><text:span text:style-name="T12"> immatriculer la société au RCS</text:span><text:span text:style-name="T9"> : </text:span><text:span text:style-name="T23">article L210-6 et R210-1</text:span><text:span text:style-name="T9"> </text:span><text:span text:style-name="T23">du code de commerce</text:span><text:span text:style-name="T9">. Si les associés conclus des actes </text:span><text:span text:style-name="T12">pendant la période de formation de la SARL</text:span><text:span text:style-name="T9"> ils devront respecter les procédures prévues aux</text:span><text:span text:style-name="T23"> articles L210-6 du code de commerce et 1843 du code civil</text:span><text:span text:style-name="T9">. </text:span></text:p>
      <text:p text:style-name="P23"><text:span text:style-name="T16"><text:tab/>3.</text:span><text:span text:style-name="T18">Présentez le bilan de constitution? (c'est le capital social c'est le gage des créanciers c'est pour cela qu'on y ajoute pas les apports en industrie)</text:span></text:p>
      <text:p text:style-name="P24"/>
      <table:table table:name="Tableau1" table:style-name="Tableau1">
        <table:table-column table:style-name="Tableau1.A"/>
        <table:table-column table:style-name="Tableau1.B"/>
        <table:table-row table:style-name="Tableau1.1">
          <table:table-cell table:style-name="Tableau1.A1" office:value-type="string">
            <text:p text:style-name="P14">Actif </text:p>
          </table:table-cell>
          <table:table-cell table:style-name="Tableau1.A1" office:value-type="string">
            <text:p text:style-name="P14">Passif </text:p>
          </table:table-cell>
        </table:table-row>
        <table:table-row table:style-name="Tableau1.1">
          <table:table-cell table:style-name="Tableau1.A1" office:value-type="string">
            <text:p text:style-name="P13">Trésorerie 1000€</text:p>
          </table:table-cell>
          <table:table-cell table:style-name="Tableau1.A1" office:value-type="string">
            <text:p text:style-name="P13">Capital 23000€</text:p>
          </table:table-cell>
        </table:table-row>
        <table:table-row table:style-name="Tableau1.1">
          <table:table-cell table:style-name="Tableau1.A1" office:value-type="string">
            <text:p text:style-name="P13">Mobilier 2000€</text:p>
          </table:table-cell>
          <table:table-cell table:style-name="Tableau1.A1" office:value-type="string">
            <text:p text:style-name="P21"/>
          </table:table-cell>
        </table:table-row>
        <table:table-row table:style-name="Tableau1.1">
          <table:table-cell table:style-name="Tableau1.A1" office:value-type="string">
            <text:p text:style-name="P13">Immobilier 20000€</text:p>
          </table:table-cell>
          <table:table-cell table:style-name="Tableau1.A1" office:value-type="string">
            <text:p text:style-name="P18"/>
          </table:table-cell>
        </table:table-row>
      </table:table>
      <text:p text:style-name="P13"/>
      <text:p text:style-name="P4"><text:span text:style-name="T9">Remarque: </text:span><text:span text:style-name="T12">les apports en industrie doivent être quantifiés mais il n’entre pas dans la montant du capital social</text:span><text:span text:style-name="T9">. Afin de déterminer le nombre de part social de chacun des associés il conviendra d’</text:span><text:span text:style-name="T12">évaluer l’apport en industrie</text:span><text:span text:style-name="T9"> de Marc. </text:span></text:p>
      <text:p text:style-name="P4"><text:span text:style-name="T9">En droit français, </text:span><text:span text:style-name="T12">l’apporteur en industrie </text:span><text:span text:style-name="T9">ne va pas apporter des espèces ou de l’immobilier, il apport son savoir faire, il se peut que ce soit </text:span><text:span text:style-name="T12">le personnage principal</text:span><text:span text:style-name="T9">. L’apport en industrie est évalué à concurrence de l’apport le moins cher dans la société, sauf accords plus favorables. </text:span></text:p>
      <text:p text:style-name="P2"/>
      <text:p text:style-name="P2">CAS 5 :</text:p>
      <text:p text:style-name="P2"/>
      <text:p text:style-name="P2"/>
      <text:p text:style-name="P2">TD3 :</text:p>
      <text:p text:style-name="P2">Cas1 :</text:p>
      <text:p text:style-name="P2">La société comporte 3 personnes , en l'espece, M. Mulot, M. clavier les fondateurs et leur associé M. Mercure. Ils y mettent chacun leur apports. Pour Mulot et clavier un apport en numéraire et en nature , pour mercure un apport en industrie et en nature.</text:p>
      <text:p text:style-name="P2"/>
      <text:p text:style-name="P2"/>
      <text:p text:style-name="P2">COURS 4 :</text:p>
      <text:p text:style-name="P2"><text:line-break/> <text:s text:c="1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Roman" svg:font-family="Times-Roman" style:font-family-generic="roman"/>
    <style:font-face style:name="TimesNewRomanPS-BoldItalicMT" svg:font-family="TimesNewRomanPS-BoldItalicMT" style:font-family-generic="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BrushScriptMT" svg:font-family="BrushScriptMT" style:font-family-generic="script"/>
    <style:font-face style:name="Helvetica" svg:font-family="Helvetica" style:font-family-generic="swiss"/>
    <style:font-face style:name="Yuanti SC" svg:font-family="'Yuanti S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4_20_1" style:display-name="RTF_Num 4 1"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ndayou Konate</meta:initial-creator>
    <meta:creation-date>2020-01-28T13:36:21</meta:creation-date>
    <dc:date>2020-04-02T19:09:16</dc:date>
    <dc:creator>Nindayou Konate</dc:creator>
    <meta:editing-duration>P2DT14H55M25S</meta:editing-duration>
    <meta:editing-cycles>5</meta:editing-cycles>
    <meta:generator>OpenOffice/4.1.7$Unix OpenOffice.org_project/417m1$Build-9800</meta:generator>
    <meta:document-statistic meta:table-count="1" meta:image-count="0" meta:object-count="0" meta:page-count="4" meta:paragraph-count="89" meta:word-count="1749" meta:character-count="10641"/>
  </office:meta>
</office:document-meta>
</file>